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4" style:family="table-cell" style:parent-style-name="Default" style:data-style-name="N4">
      <style:table-cell-properties fo:background-color="#33cc66"/>
    </style:style>
    <style:style style:name="ce3" style:family="table-cell" style:parent-style-name="Default" style:data-style-name="N4">
      <style:table-cell-properties fo:background-color="#00ff00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9.41" calcext:value-type="float">
            <text:p>89.4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11" calcext:value-type="float">
            <text:p>211</text:p>
          </table:table-cell>
          <table:table-cell table:formula="of:=[.B6]-[.E6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1.85" calcext:value-type="float">
            <text:p>91.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9" calcext:value-type="float">
            <text:p>169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.91" calcext:value-type="float">
            <text:p>90.9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20" calcext:value-type="float">
            <text:p>320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1" calcext:value-type="float">
            <text:p>131</text:p>
          </table:table-cell>
          <table:table-cell table:formula="of:=[.B16]-[.E16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3.48" calcext:value-type="float">
            <text:p>93.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6" calcext:value-type="float">
            <text:p>86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9.91" calcext:value-type="float">
            <text:p>89.9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98" calcext:value-type="float">
            <text:p>98</text:p>
          </table:table-cell>
          <table:table-cell table:formula="of:=[.B18]-[.E1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3.44" calcext:value-type="float">
            <text:p>73.4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4" calcext:value-type="float">
            <text:p>224</text:p>
          </table:table-cell>
          <table:table-cell table:formula="of:=[.B19]-[.E19]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.34" calcext:value-type="float">
            <text:p>86.3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139" calcext:value-type="float">
            <text:p>139</text:p>
          </table:table-cell>
          <table:table-cell table:formula="of:=[.B21]-[.E2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9.58" calcext:value-type="float">
            <text:p>89.5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72" calcext:value-type="float">
            <text:p>172</text:p>
          </table:table-cell>
          <table:table-cell table:formula="of:=[.B22]-[.E2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3.53" calcext:value-type="float">
            <text:p>83.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1" calcext:value-type="float">
            <text:p>71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.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78" calcext:value-type="float">
            <text:p>378</text:p>
          </table:table-cell>
          <table:table-cell table:formula="of:=[.B25]-[.E25]" office:value-type="float" office:value="126" calcext:value-type="float">
            <text:p>126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87.39" calcext:value-type="float">
            <text:p>87.39</text:p>
          </table:table-cell>
          <table:table-cell table:formula="of:=SUM([.B2:.B27])" office:value-type="float" office:value="3695" calcext:value-type="float">
            <text:p>3695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29" calcext:value-type="float">
            <text:p>3229</text:p>
          </table:table-cell>
          <table:table-cell table:formula="of:=[.B29]-[.E29]" office:value-type="float" office:value="466" calcext:value-type="float">
            <text:p>466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8:59:52.224703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7T07:21:11.620395650</dc:date>
    <dc:creator>Brent Seidel</dc:creator>
    <meta:editing-duration>P3DT22H54M27S</meta:editing-duration>
    <meta:editing-cycles>21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